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Merge_Sort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8" table:number-rows-spanned="1">
            <text:p>Merge Sort array with random data</text:p>
          </table:table-cell>
          <table:covered-table-cell table:number-columns-repeated="7"/>
        </table:table-row>
        <table:table-row table:style-name="ro1">
          <table:table-cell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table:style-name="ce2"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70333">
            <text:p>370333</text:p>
          </table:table-cell>
          <table:table-cell office:value-type="float" office:value="410017">
            <text:p>410017</text:p>
          </table:table-cell>
          <table:table-cell office:value-type="float" office:value="389418">
            <text:p>389418</text:p>
          </table:table-cell>
          <table:table-cell office:value-type="float" office:value="388923">
            <text:p>388923</text:p>
          </table:table-cell>
          <table:table-cell table:formula="of:=AVERAGE([.B4:.E4])" office:value-type="float" office:value="389672.75">
            <text:p>389672.75</text:p>
          </table:table-cell>
          <table:table-cell table:formula="of:=MAX([.B4:.E4])" office:value-type="float" office:value="410017">
            <text:p>410017</text:p>
          </table:table-cell>
          <table:table-cell table:formula="of:=MIN([.B4:.E4])" office:value-type="float" office:value="370333">
            <text:p>37033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08549">
            <text:p>908549</text:p>
          </table:table-cell>
          <table:table-cell office:value-type="float" office:value="914146">
            <text:p>914146</text:p>
          </table:table-cell>
          <table:table-cell office:value-type="float" office:value="875703">
            <text:p>875703</text:p>
          </table:table-cell>
          <table:table-cell office:value-type="float" office:value="869364">
            <text:p>869364</text:p>
          </table:table-cell>
          <table:table-cell table:formula="of:=AVERAGE([.B5:.E5])" office:value-type="float" office:value="891940.5">
            <text:p>891940.5</text:p>
          </table:table-cell>
          <table:table-cell table:formula="of:=MAX([.B5:.E5])" office:value-type="float" office:value="914146">
            <text:p>914146</text:p>
          </table:table-cell>
          <table:table-cell table:formula="of:=MIN([.B5:.E5])" office:value-type="float" office:value="869364">
            <text:p>86936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28254">
            <text:p>5728254</text:p>
          </table:table-cell>
          <table:table-cell office:value-type="float" office:value="7768049">
            <text:p>7768049</text:p>
          </table:table-cell>
          <table:table-cell office:value-type="float" office:value="8576261">
            <text:p>8576261</text:p>
          </table:table-cell>
          <table:table-cell office:value-type="float" office:value="7820992">
            <text:p>7820992</text:p>
          </table:table-cell>
          <table:table-cell table:formula="of:=AVERAGE([.B6:.E6])" office:value-type="float" office:value="7473389">
            <text:p>7473389</text:p>
          </table:table-cell>
          <table:table-cell table:formula="of:=MAX([.B6:.E6])" office:value-type="float" office:value="8576261">
            <text:p>8576261</text:p>
          </table:table-cell>
          <table:table-cell table:formula="of:=MIN([.B6:.E6])" office:value-type="float" office:value="5728254">
            <text:p>5728254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627508">
            <text:p>20627508</text:p>
          </table:table-cell>
          <table:table-cell office:value-type="float" office:value="29271261">
            <text:p>29271261</text:p>
          </table:table-cell>
          <table:table-cell office:value-type="float" office:value="28264532">
            <text:p>28264532</text:p>
          </table:table-cell>
          <table:table-cell office:value-type="float" office:value="22356278">
            <text:p>22356278</text:p>
          </table:table-cell>
          <table:table-cell table:formula="of:=AVERAGE([.B7:.E7])" office:value-type="float" office:value="25129894.75">
            <text:p>25129894.75</text:p>
          </table:table-cell>
          <table:table-cell table:formula="of:=MAX([.B7:.E7])" office:value-type="float" office:value="29271261">
            <text:p>29271261</text:p>
          </table:table-cell>
          <table:table-cell table:formula="of:=MIN([.B7:.E7])" office:value-type="float" office:value="20627508">
            <text:p>206275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72212298">
            <text:p>72212298</text:p>
          </table:table-cell>
          <table:table-cell office:value-type="float" office:value="71759109">
            <text:p>71759109</text:p>
          </table:table-cell>
          <table:table-cell office:value-type="float" office:value="72041244">
            <text:p>72041244</text:p>
          </table:table-cell>
          <table:table-cell office:value-type="float" office:value="73376938">
            <text:p>73376938</text:p>
          </table:table-cell>
          <table:table-cell table:formula="of:=AVERAGE([.B8:.E8])" office:value-type="float" office:value="72347397.25">
            <text:p>72347397.25</text:p>
          </table:table-cell>
          <table:table-cell table:formula="of:=MAX([.B8:.E8])" office:value-type="float" office:value="73376938">
            <text:p>73376938</text:p>
          </table:table-cell>
          <table:table-cell table:formula="of:=MIN([.B8:.E8])" office:value-type="float" office:value="71759109">
            <text:p>71759109</text:p>
          </table:table-cell>
        </table:table-row>
        <table:table-row table:style-name="ro1">
          <table:table-cell table:style-name="ce1" office:value-type="string" table:number-columns-spanned="8" table:number-rows-spanned="1">
            <text:p>Merge Sort array with low to high data</text:p>
          </table:table-cell>
          <table:covered-table-cell table:number-columns-repeated="4"/>
          <table:covered-table-cell table:formula="of:=AVERAGE([.B9:.E9])" office:value-type="float" office:value="0">
            <text:p>#DIV/0!</text:p>
          </table:covered-table-cell>
          <table:covered-table-cell table:formula="of:=MAX([.B9:.E9])" office:value-type="float" office:value="0">
            <text:p>0</text:p>
          </table:covered-table-cell>
          <table:covered-table-cell table:formula="of:=MIN([.B9:.E9])" office:value-type="float" office:value="0">
            <text:p>0</text:p>
          </table:covered-table-cell>
        </table:table-row>
        <table:table-row table:style-name="ro1">
          <table:table-cell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table:style-name="ce2"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65">
            <text:p>8565</text:p>
          </table:table-cell>
          <table:table-cell office:value-type="float" office:value="14105">
            <text:p>14105</text:p>
          </table:table-cell>
          <table:table-cell office:value-type="float" office:value="9047">
            <text:p>9047</text:p>
          </table:table-cell>
          <table:table-cell office:value-type="float" office:value="10113">
            <text:p>10113</text:p>
          </table:table-cell>
          <table:table-cell table:formula="of:=AVERAGE([.B11:.E11])" office:value-type="float" office:value="10457.5">
            <text:p>10457.5</text:p>
          </table:table-cell>
          <table:table-cell table:formula="of:=MAX([.B11:.E11])" office:value-type="float" office:value="14105">
            <text:p>14105</text:p>
          </table:table-cell>
          <table:table-cell table:formula="of:=MIN([.B11:.E11])" office:value-type="float" office:value="8565">
            <text:p>856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6793">
            <text:p>56793</text:p>
          </table:table-cell>
          <table:table-cell office:value-type="float" office:value="56903">
            <text:p>56903</text:p>
          </table:table-cell>
          <table:table-cell office:value-type="float" office:value="59045">
            <text:p>59045</text:p>
          </table:table-cell>
          <table:table-cell office:value-type="float" office:value="57247">
            <text:p>57247</text:p>
          </table:table-cell>
          <table:table-cell table:formula="of:=AVERAGE([.B12:.E12])" office:value-type="float" office:value="57497">
            <text:p>57497</text:p>
          </table:table-cell>
          <table:table-cell table:formula="of:=MAX([.B12:.E12])" office:value-type="float" office:value="59045">
            <text:p>59045</text:p>
          </table:table-cell>
          <table:table-cell table:formula="of:=MIN([.B12:.E12])" office:value-type="float" office:value="56793">
            <text:p>5679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42229">
            <text:p>542229</text:p>
          </table:table-cell>
          <table:table-cell office:value-type="float" office:value="569898">
            <text:p>569898</text:p>
          </table:table-cell>
          <table:table-cell office:value-type="float" office:value="562137">
            <text:p>562137</text:p>
          </table:table-cell>
          <table:table-cell office:value-type="float" office:value="926635">
            <text:p>926635</text:p>
          </table:table-cell>
          <table:table-cell table:formula="of:=AVERAGE([.B13:.E13])" office:value-type="float" office:value="650224.75">
            <text:p>650224.75</text:p>
          </table:table-cell>
          <table:table-cell table:formula="of:=MAX([.B13:.E13])" office:value-type="float" office:value="926635">
            <text:p>926635</text:p>
          </table:table-cell>
          <table:table-cell table:formula="of:=MIN([.B13:.E13])" office:value-type="float" office:value="542229">
            <text:p>542229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709043">
            <text:p>5709043</text:p>
          </table:table-cell>
          <table:table-cell office:value-type="float" office:value="9261825">
            <text:p>9261825</text:p>
          </table:table-cell>
          <table:table-cell office:value-type="float" office:value="14013728">
            <text:p>14013728</text:p>
          </table:table-cell>
          <table:table-cell office:value-type="float" office:value="6263134">
            <text:p>6263134</text:p>
          </table:table-cell>
          <table:table-cell table:formula="of:=AVERAGE([.B14:.E14])" office:value-type="float" office:value="8811932.5">
            <text:p>8811932.5</text:p>
          </table:table-cell>
          <table:table-cell table:formula="of:=MAX([.B14:.E14])" office:value-type="float" office:value="14013728">
            <text:p>14013728</text:p>
          </table:table-cell>
          <table:table-cell table:formula="of:=MIN([.B14:.E14])" office:value-type="float" office:value="5709043">
            <text:p>5709043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4611299">
            <text:p>24611299</text:p>
          </table:table-cell>
          <table:table-cell office:value-type="float" office:value="30950407">
            <text:p>30950407</text:p>
          </table:table-cell>
          <table:table-cell office:value-type="float" office:value="25457488">
            <text:p>25457488</text:p>
          </table:table-cell>
          <table:table-cell office:value-type="float" office:value="30571530">
            <text:p>30571530</text:p>
          </table:table-cell>
          <table:table-cell table:formula="of:=AVERAGE([.B15:.E15])" office:value-type="float" office:value="27897681">
            <text:p>27897681</text:p>
          </table:table-cell>
          <table:table-cell table:formula="of:=MAX([.B15:.E15])" office:value-type="float" office:value="30950407">
            <text:p>30950407</text:p>
          </table:table-cell>
          <table:table-cell table:formula="of:=MIN([.B15:.E15])" office:value-type="float" office:value="24611299">
            <text:p>24611299</text:p>
          </table:table-cell>
        </table:table-row>
        <table:table-row table:style-name="ro1">
          <table:table-cell table:style-name="ce1" office:value-type="string" table:number-columns-spanned="8" table:number-rows-spanned="1">
            <text:p>Merge Sort array with high to low data</text:p>
          </table:table-cell>
          <table:covered-table-cell table:number-columns-repeated="4"/>
          <table:covered-table-cell table:formula="of:=AVERAGE([.B16:.E16])" office:value-type="float" office:value="0">
            <text:p>#DIV/0!</text:p>
          </table:covered-table-cell>
          <table:covered-table-cell table:formula="of:=MAX([.B16:.E16])" office:value-type="float" office:value="0">
            <text:p>0</text:p>
          </table:covered-table-cell>
          <table:covered-table-cell table:formula="of:=MIN([.B16:.E16])" office:value-type="float" office:value="0">
            <text:p>0</text:p>
          </table:covered-table-cell>
        </table:table-row>
        <table:table-row table:style-name="ro1">
          <table:table-cell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table:style-name="ce2"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613">
            <text:p>7613</text:p>
          </table:table-cell>
          <table:table-cell office:value-type="float" office:value="7664">
            <text:p>7664</text:p>
          </table:table-cell>
          <table:table-cell office:value-type="float" office:value="12343">
            <text:p>12343</text:p>
          </table:table-cell>
          <table:table-cell office:value-type="float" office:value="7611">
            <text:p>7611</text:p>
          </table:table-cell>
          <table:table-cell table:formula="of:=AVERAGE([.B18:.E18])" office:value-type="float" office:value="8807.75">
            <text:p>8807.75</text:p>
          </table:table-cell>
          <table:table-cell table:formula="of:=MAX([.B18:.E18])" office:value-type="float" office:value="12343">
            <text:p>12343</text:p>
          </table:table-cell>
          <table:table-cell table:formula="of:=MIN([.B18:.E18])" office:value-type="float" office:value="7611">
            <text:p>761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8325">
            <text:p>68325</text:p>
          </table:table-cell>
          <table:table-cell office:value-type="float" office:value="55232">
            <text:p>55232</text:p>
          </table:table-cell>
          <table:table-cell office:value-type="float" office:value="53321">
            <text:p>53321</text:p>
          </table:table-cell>
          <table:table-cell office:value-type="float" office:value="42240">
            <text:p>42240</text:p>
          </table:table-cell>
          <table:table-cell table:formula="of:=AVERAGE([.B19:.E19])" office:value-type="float" office:value="54779.5">
            <text:p>54779.5</text:p>
          </table:table-cell>
          <table:table-cell table:formula="of:=MAX([.B19:.E19])" office:value-type="float" office:value="68325">
            <text:p>68325</text:p>
          </table:table-cell>
          <table:table-cell table:formula="of:=MIN([.B19:.E19])" office:value-type="float" office:value="42240">
            <text:p>4224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99889">
            <text:p>399889</text:p>
          </table:table-cell>
          <table:table-cell office:value-type="float" office:value="430772">
            <text:p>430772</text:p>
          </table:table-cell>
          <table:table-cell office:value-type="float" office:value="559100">
            <text:p>559100</text:p>
          </table:table-cell>
          <table:table-cell office:value-type="float" office:value="427591">
            <text:p>427591</text:p>
          </table:table-cell>
          <table:table-cell table:formula="of:=AVERAGE([.B20:.E20])" office:value-type="float" office:value="454338">
            <text:p>454338</text:p>
          </table:table-cell>
          <table:table-cell table:formula="of:=MAX([.B20:.E20])" office:value-type="float" office:value="559100">
            <text:p>559100</text:p>
          </table:table-cell>
          <table:table-cell table:formula="of:=MIN([.B20:.E20])" office:value-type="float" office:value="399889">
            <text:p>399889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4424838">
            <text:p>4424838</text:p>
          </table:table-cell>
          <table:table-cell office:value-type="float" office:value="7468680">
            <text:p>7468680</text:p>
          </table:table-cell>
          <table:table-cell office:value-type="float" office:value="5003830">
            <text:p>5003830</text:p>
          </table:table-cell>
          <table:table-cell office:value-type="float" office:value="6580301">
            <text:p>6580301</text:p>
          </table:table-cell>
          <table:table-cell table:formula="of:=AVERAGE([.B21:.E21])" office:value-type="float" office:value="5869412.25">
            <text:p>5869412.25</text:p>
          </table:table-cell>
          <table:table-cell table:formula="of:=MAX([.B21:.E21])" office:value-type="float" office:value="7468680">
            <text:p>7468680</text:p>
          </table:table-cell>
          <table:table-cell table:formula="of:=MIN([.B21:.E21])" office:value-type="float" office:value="4424838">
            <text:p>442483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3082771">
            <text:p>23082771</text:p>
          </table:table-cell>
          <table:table-cell table:number-columns-repeated="2" office:value-type="float" office:value="24199375">
            <text:p>24199375</text:p>
          </table:table-cell>
          <table:table-cell office:value-type="float" office:value="23308153">
            <text:p>23308153</text:p>
          </table:table-cell>
          <table:table-cell table:formula="of:=AVERAGE([.B22:.E22])" office:value-type="float" office:value="23697418.5">
            <text:p>23697418.5</text:p>
          </table:table-cell>
          <table:table-cell table:formula="of:=MAX([.B22:.E22])" office:value-type="float" office:value="24199375">
            <text:p>24199375</text:p>
          </table:table-cell>
          <table:table-cell table:formula="of:=MIN([.B22:.E22])" office:value-type="float" office:value="23082771">
            <text:p>2308277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13:4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nzi </meta:initial-creator>
    <meta:creation-date>2012-04-11T13:15:45</meta:creation-date>
    <meta:generator>LibreOffice/3.4$Unix LibreOffice_project/340m1$Build-402</meta:generator>
    <dc:date>2012-04-11T13:41:38</dc:date>
    <dc:creator>fonzi </dc:creator>
    <meta:editing-duration>PT25M53S</meta:editing-duration>
    <meta:editing-cycles>1</meta:editing-cycles>
    <meta:document-statistic meta:table-count="3" meta:cell-count="154" meta:object-count="0"/>
  </office:meta>
</office:document-meta>
</file>